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Default">
      <style:text-properties officeooo:rsid="001bfcae" officeooo:paragraph-rsid="001bfcae"/>
    </style:style>
    <style:style style:name="P3" style:family="paragraph" style:parent-style-name="Default">
      <style:paragraph-properties fo:text-align="start" style:justify-single-word="false"/>
      <style:text-properties fo:background-color="#ffff00"/>
    </style:style>
    <style:style style:name="P4" style:family="paragraph" style:parent-style-name="Default">
      <style:text-properties officeooo:rsid="0020893d" officeooo:paragraph-rsid="0020893d"/>
    </style:style>
    <style:style style:name="P5" style:family="paragraph" style:parent-style-name="Standard">
      <style:text-properties officeooo:rsid="001bfcae" officeooo:paragraph-rsid="001bfcae"/>
    </style:style>
    <style:style style:name="P6" style:family="paragraph" style:parent-style-name="Text_20_body" style:list-style-name="L1">
      <style:paragraph-properties fo:text-align="start" style:justify-single-word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top="0cm" fo:margin-bottom="0.146cm" style:contextual-spacing="false" fo:text-align="start" style:justify-single-word="false" fo:orphans="2" fo:widows="2" fo:text-indent="0cm" style:auto-text-indent="false"/>
    </style:style>
    <style:style style:name="P8" style:family="paragraph" style:parent-style-name="Text_20_body" style:list-style-name="L2">
      <style:paragraph-properties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 style:list-style-name="L3">
      <style:paragraph-properties fo:text-align="start" style:justify-single-word="false" fo:orphans="2" fo:widows="2" fo:text-indent="0cm" style:auto-text-indent="false"/>
    </style:style>
    <style:style style:name="P11" style:family="paragraph" style:parent-style-name="Text_20_body" style:list-style-name="L4">
      <style:paragraph-properties fo:text-align="start" style:justify-single-word="false" fo:orphans="2" fo:widows="2" fo:text-indent="0cm" style:auto-text-indent="false"/>
    </style:style>
    <style:style style:name="P12" style:family="paragraph" style:parent-style-name="Text_20_body" style:list-style-name="L5">
      <style:paragraph-properties fo:text-align="start" style:justify-single-word="false" fo:orphans="2" fo:widows="2" fo:text-indent="0cm" style:auto-text-indent="false"/>
    </style:style>
    <style:style style:name="P13" style:family="paragraph" style:parent-style-name="Text_20_body">
      <style:text-properties officeooo:rsid="001bfcae" officeooo:paragraph-rsid="001bfcae"/>
    </style:style>
    <style:style style:name="P14" style:family="paragraph" style:parent-style-name="Text_20_body">
      <style:text-properties officeooo:rsid="001bfcae" officeooo:paragraph-rsid="0020893d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16" style:family="paragraph" style:parent-style-name="Text_20_body" style:list-style-name="L5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3" style:family="text"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T4" style:family="text">
      <style:text-properties style:text-line-through-style="none" style:text-line-through-type="none" fo:font-size="11pt" style:text-underline-style="none" fo:font-weight="bold" fo:background-color="#ffff00" loext:char-shading-value="0" style:font-size-asian="11pt" style:font-weight-asian="bold"/>
    </style:style>
    <style:style style:name="T5" style:family="text">
      <style:text-properties style:text-line-through-style="none" style:text-line-through-type="none" fo:font-size="11pt" style:text-underline-style="none" fo:font-weight="bold" fo:background-color="#ffff00" loext:char-shading-value="0" style:font-size-asian="11pt" style:font-weight-asian="bold"/>
    </style:style>
    <style:style style:name="T6" style:family="text">
      <style:text-properties style:text-line-through-style="none" style:text-line-through-type="none" fo:font-size="11pt" style:text-underline-style="none" fo:font-weight="bold" fo:background-color="#ffff00" loext:char-shading-value="0" style:font-size-asian="11pt" style:font-weight-asian="bold"/>
    </style:style>
    <style:style style:name="T7" style:family="text">
      <style:text-properties style:text-line-through-style="none" style:text-line-through-type="none" fo:font-size="11pt" fo:font-style="italic" style:text-underline-style="none" fo:font-weight="bold" style:font-size-asian="11pt" style:font-style-asian="italic" style:font-weight-asian="bold"/>
    </style:style>
    <style:style style:name="T8" style:family="text">
      <style:text-properties style:text-line-through-style="none" style:text-line-through-type="none" fo:font-size="11pt" fo:font-style="normal" style:text-underline-style="none" fo:font-weight="bold" style:font-size-asian="11pt" style:font-style-asian="normal" style:font-weight-asian="bold"/>
    </style:style>
    <style:style style:name="T9" style:family="text">
      <style:text-properties style:text-line-through-style="none" style:text-line-through-type="none" fo:font-size="11pt" fo:font-style="normal" style:text-underline-style="none" fo:font-weight="bold" officeooo:rsid="001f5b05" style:font-size-asian="11pt" style:font-style-asian="normal" style:font-weight-asian="bold"/>
    </style:style>
    <style:style style:name="T10" style:family="text">
      <style:text-properties style:text-line-through-style="none" style:text-line-through-type="none" fo:font-size="11pt" fo:font-style="normal" style:text-underline-style="none" fo:font-weight="bold" fo:background-color="#ffff00" loext:char-shading-value="0" style:font-size-asian="11pt" style:font-style-asian="normal" style:font-weight-asian="bold"/>
    </style:style>
    <style:style style:name="T11" style:family="text">
      <style:text-properties style:text-line-through-style="none" style:text-line-through-type="none" fo:font-size="11pt" fo:font-style="normal" style:text-underline-style="none" fo:font-weight="bold" fo:background-color="#ffff00" loext:char-shading-value="0" style:font-size-asian="11pt" style:font-style-asian="normal" style:font-weight-asian="bold"/>
    </style:style>
    <style:style style:name="T12" style:family="text">
      <style:text-properties style:text-line-through-style="none" style:text-line-through-type="none" fo:font-size="11pt" fo:font-style="normal" style:text-underline-style="none" fo:font-weight="bold" fo:background-color="#ffff00" loext:char-shading-value="0" style:font-size-asian="11pt" style:font-style-asian="normal" style:font-weight-asian="bold"/>
    </style:style>
    <style:style style:name="T13" style:family="text">
      <style:text-properties style:text-line-through-style="none" style:text-line-through-type="none" fo:font-size="11pt" fo:font-style="normal" style:text-underline-style="none" fo:font-weight="normal" style:font-size-asian="11pt" style:font-style-asian="normal" style:font-weight-asian="normal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none" fo:font-weight="normal" officeooo:rsid="001f5b05" style:font-size-asian="11pt" style:font-style-asian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none" fo:font-weight="normal" officeooo:rsid="001f5b05" style:font-size-asian="11pt" style:font-style-asian="normal" style:font-weight-asian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pple-system" fo:font-size="11pt" fo:letter-spacing="normal" fo:font-style="normal" style:text-underline-style="none" fo:font-weight="bold" officeooo:rsid="0020893d" style:font-size-asian="11pt" style:font-style-asian="normal" style:font-weight-asian="bold"/>
    </style:style>
    <style:style style:name="T19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 los 14 capitulos los que considero <text:s/><text:span text:style-name="T15">mas relevantes</text:span> :</text:p>
      <text:p text:style-name="P5"/>
      <text:p text:style-name="P1" loext:marker-style-name="T2"><text:span text:style-name="T1">4 Estructura de esta norma ..................................................................................................... 10 </text:span></text:p>
      <text:p text:style-name="P1" loext:marker-style-name="T2"><text:span text:style-name="T3">4.1 Capítulos ................................................................................................................................ 10 </text:span><text:span text:style-name="T2"/></text:p>
      <text:p text:style-name="P1" loext:marker-style-name="T2"><text:span text:style-name="T3">4.2 Categorías de controles ....................................................................................................... 10 </text:span><text:span text:style-name="T2"/></text:p>
      <text:p text:style-name="P1" loext:marker-style-name="T2"><text:span text:style-name="T3">5 Políticas de seguridad de la información ........................................................................... 11 </text:span><text:span text:style-name="T2"/></text:p>
      <text:p text:style-name="P1" loext:marker-style-name="T2"><text:span text:style-name="T3">5.1 Directrices de gestión de la seguridad de la información ................................................. 11 </text:span><text:span text:style-name="T2"/></text:p>
      <text:p text:style-name="P1" loext:marker-style-name="T2"><text:span text:style-name="T5">6 Organización de la seguridad de la información </text:span><text:span text:style-name="T3">............................................................... 13 </text:span></text:p>
      <text:p text:style-name="P1" loext:marker-style-name="T2"><text:span text:style-name="T3">6.1 Organización interna ............................................................................................................ 13 </text:span><text:span text:style-name="T2"/></text:p>
      <text:p text:style-name="P1" loext:marker-style-name="T2"><text:span text:style-name="T5">6.2 Los dispositivos móviles y el teletrabajo</text:span><text:span text:style-name="T3"> ........................................................................... 17 </text:span></text:p>
      <text:p text:style-name="P1" loext:marker-style-name="T2"><text:span text:style-name="T5">7 Seguridad relativa a los recursos humanos</text:span><text:span text:style-name="T3"> ....................................................................... 20 </text:span></text:p>
      <text:p text:style-name="P1" loext:marker-style-name="T2"><text:span text:style-name="T3">7.1 Antes del empleo .................................................................................................................. 20 </text:span><text:span text:style-name="T2"/></text:p>
      <text:p text:style-name="P1" loext:marker-style-name="T2"><text:span text:style-name="T3">7.2 Durante el empleo ................................................................................................................. 22 </text:span><text:span text:style-name="T2"/></text:p>
      <text:p text:style-name="P1" loext:marker-style-name="T2"><text:span text:style-name="T3">7.3 Finalización del empleo o cambio en el puesto de trabajo ............................................... 25 </text:span><text:span text:style-name="T2"/></text:p>
      <text:p text:style-name="P3" loext:marker-style-name="T2"><text:span text:style-name="T3">8 Gestión de activos ................................................................................................................ 26 </text:span><text:span text:style-name="T2"/></text:p>
      <text:p text:style-name="P1" loext:marker-style-name="T2"><text:span text:style-name="T5">8.1 Responsabilidad sobre los activos .</text:span><text:span text:style-name="T3">.................................................................................... 26 </text:span></text:p>
      <text:p text:style-name="P1" loext:marker-style-name="T2"><text:span text:style-name="T3">8.2 Clasificación de la información ........................................................................................... 28 </text:span><text:span text:style-name="T2"/></text:p>
      <text:p text:style-name="P1" loext:marker-style-name="T2"><text:span text:style-name="T5">8.3 Manipulación de los soportes</text:span><text:span text:style-name="T3"> .............................................................................................. 31 </text:span></text:p>
      <text:p text:style-name="P1" loext:marker-style-name="T2"><text:span text:style-name="T5">9 Control de acceso </text:span><text:span text:style-name="T3">................................................................................................................. 33 </text:span></text:p>
      <text:p text:style-name="P1" loext:marker-style-name="T2"><text:span text:style-name="T3">9.1 Requisitos de negocio para el control de acceso .............................................................. 33 </text:span><text:span text:style-name="T2"/></text:p>
      <text:p text:style-name="P1" loext:marker-style-name="T2"><text:span text:style-name="T3">9.2 Gestión de acceso de usuario ............................................................................................. 36 </text:span><text:span text:style-name="T2"/></text:p>
      <text:p text:style-name="P1" loext:marker-style-name="T2"><text:span text:style-name="T3">9.3 Responsabilidades del usuario ........................................................................................... 41 </text:span><text:span text:style-name="T2"/></text:p>
      <text:p text:style-name="P1" loext:marker-style-name="T2"><text:span text:style-name="T3">9.4 Control de acceso a sistemas y aplicaciones .................................................................... 42 </text:span><text:span text:style-name="T2"/></text:p>
      <text:p text:style-name="P1" loext:marker-style-name="T2"><text:span text:style-name="T3">10 Criptografía ............................................................................................................................ 46 </text:span><text:span text:style-name="T2"/></text:p>
      <text:p text:style-name="P1" loext:marker-style-name="T2"><text:span text:style-name="T3">10.1 Controles criptográficos ...................................................................................................... 46 </text:span><text:span text:style-name="T2"/></text:p>
      <text:p text:style-name="P2"><text:span text:style-name="T3">11 Seguridad física y del entorno ............................................................................................. 49 </text:span></text:p>
      <text:p text:style-name="P1" loext:marker-style-name="T2"><text:span text:style-name="T3">11.1 </text:span><text:span text:style-name="T1">Áreas seguras ....................................................................................................................... 49 </text:span></text:p>
      <text:p text:style-name="P1" loext:marker-style-name="T2"><text:span text:style-name="T3">11.2 Seguridad de los equipos .................................................................................................... 53 </text:span><text:span text:style-name="T2"/></text:p>
      <text:p text:style-name="P1" loext:marker-style-name="T2"><text:span text:style-name="T5">12 Seguridad de las operaciones .</text:span><text:span text:style-name="T3">............................................................................................ 59 </text:span></text:p>
      <text:p text:style-name="P1" loext:marker-style-name="T2"><text:span text:style-name="T3">12.1 Procedimientos y responsabilidades operacionales ......................................................... 59 </text:span><text:span text:style-name="T2"/></text:p>
      <text:p text:style-name="P1" loext:marker-style-name="T13"><text:span text:style-name="T3">12.2 Protección contra el software malicioso (</text:span><text:span text:style-name="T7">malware</text:span><text:span text:style-name="T8">) ........................................................... 63 </text:span></text:p>
      <text:p text:style-name="P1" loext:marker-style-name="T13"><text:span text:style-name="T8">12.3 Copias de seguridad ............................................................................................................. 65 </text:span><text:span text:style-name="T13"/></text:p>
      <text:p text:style-name="P1" loext:marker-style-name="T13"><text:span text:style-name="T8">12.4 Registros y supervisión ....................................................................................................... 66 </text:span><text:span text:style-name="T13"/></text:p>
      <text:p text:style-name="P1" loext:marker-style-name="T13"><text:span text:style-name="T8">12.5 Control del software en explotación ................................................................................... 69 </text:span><text:span text:style-name="T13"/></text:p>
      <text:p text:style-name="P1" loext:marker-style-name="T13"><text:span text:style-name="T8">12.6 Gestión de la vulnerabilidad técnica ................................................................................... 70 </text:span><text:span text:style-name="T13"/></text:p>
      <text:p text:style-name="P1" loext:marker-style-name="T13"><text:span text:style-name="T8">12.7 Consideraciones sobre la auditoria de sistemas de información .................................... 73 </text:span><text:span text:style-name="T13"/></text:p>
      <text:p text:style-name="P1" loext:marker-style-name="T13"><text:span text:style-name="T11">13 Seguridad de las comunicaciones </text:span><text:span text:style-name="T8">...................................................................................... 73 </text:span></text:p>
      <text:p text:style-name="P1" loext:marker-style-name="T13"><text:span text:style-name="T8">13.1 Gestión de la seguridad de redes ........................................................................................ 73 </text:span><text:span text:style-name="T13"/></text:p>
      <text:p text:style-name="P1" loext:marker-style-name="T13"><text:span text:style-name="T8">13.2 Intercambio de información ................................................................................................. 76 </text:span><text:span text:style-name="T13"/></text:p>
      <text:p text:style-name="P1" loext:marker-style-name="T13"><text:span text:style-name="T8">14 Adquisición, desarrollo y mantenimiento de los sistemas de información .................... 80 </text:span><text:span text:style-name="T13"/></text:p>
      <text:p text:style-name="P1" loext:marker-style-name="T13"><text:span text:style-name="T8">14.1 Requisitos de seguridad en los sistemas de información ................................................ 80 </text:span><text:span text:style-name="T13"/></text:p>
      <text:p text:style-name="P1" loext:marker-style-name="T13"><text:span text:style-name="T8">14.2 Seguridad en el desarrollo y en los procesos de soporte ................................................ 84 </text:span><text:span text:style-name="T13"/></text:p>
      <text:p text:style-name="P1" loext:marker-style-name="T13"><text:span text:style-name="T8">14.3 Datos de prueba .................................................................................................................... 90 </text:span><text:span text:style-name="T13"/></text:p>
      <text:p text:style-name="P1" loext:marker-style-name="T13"><text:span text:style-name="T11">15 Relación con proveedores</text:span><text:span text:style-name="T8"> ................................................................................................... 91 </text:span></text:p>
      <text:p text:style-name="P1" loext:marker-style-name="T13"><text:soft-page-break/><text:span text:style-name="T8">15.1 Seguridad en las relaciones con proveedores ................................................................... 91 </text:span><text:span text:style-name="T13"/></text:p>
      <text:p text:style-name="P1" loext:marker-style-name="T13"><text:span text:style-name="T8">15.2 Gestión de la provisión de servicios del proveedor .......................................................... 95 </text:span><text:span text:style-name="T13"/></text:p>
      <text:p text:style-name="P1" loext:marker-style-name="T13"><text:span text:style-name="T8">16 Gestión de incidentes de seguridad de la información ..................................................... 97 </text:span><text:span text:style-name="T13"/></text:p>
      <text:p text:style-name="P1" loext:marker-style-name="T13"><text:span text:style-name="T8">16.1 Gestión de incidentes de seguridad de la información y mejoras ................................... 97 </text:span><text:span text:style-name="T13"/></text:p>
      <text:p text:style-name="P1" loext:marker-style-name="T13"><text:span text:style-name="T11">17 Aspectos de seguridad de la información para la gestión de la continuidad del negocio</text:span><text:span text:style-name="T8"> ................................................................................................................................ 103 </text:span></text:p>
      <text:p text:style-name="P1" loext:marker-style-name="T13"><text:span text:style-name="T8">17.1 Continuidad de la seguridad de la información ............................................................... 103 </text:span><text:span text:style-name="T13"/></text:p>
      <text:p text:style-name="P1" loext:marker-style-name="T13"><text:span text:style-name="T8">17.2 Redundancias ..................................................................................................................... 106 </text:span><text:span text:style-name="T13"/></text:p>
      <text:p text:style-name="P1" loext:marker-style-name="T13"><text:span text:style-name="T8">18 Cumplimiento ...................................................................................................................... 106 </text:span><text:span text:style-name="T13"/></text:p>
      <text:p text:style-name="P1" loext:marker-style-name="T13"><text:span text:style-name="T8">18.1 Cumplimiento de los requisitos legales y contractuales ................................................ 106 </text:span><text:span text:style-name="T13"/></text:p>
      <text:p text:style-name="P2"><text:span text:style-name="T8">18.2 Revisiones de la seguridad de la información ................................................................. 1</text:span><text:span text:style-name="T9">10</text:span></text:p>
      <text:p text:style-name="P2"><text:span text:style-name="T9"/></text:p>
      <text:p text:style-name="P4"><text:span text:style-name="T9">d</text:span><text:span text:style-name="T8">atos </text:span></text:p>
      <text:p text:style-name="P13"><text:span text:style-name="Strong_20_Emphasis"><text:span text:style-name="T16">Estrategia del Servicio</text:span></text:span><text:span text:style-name="T17">: Define cómo crear valor para los clientes y cómo gestionar los recursos para ofrecer servicios efectivos y eficientes.</text:span></text:p>
      <text:list text:style-name="L1">
        <text:list-item>
          <text:p text:style-name="P7"><text:span text:style-name="Strong_20_Emphasis"><text:span text:style-name="T19">Diseño del Servicio</text:span></text:span><text:span text:style-name="T19">: Se enfoca en diseñar servicios, procesos, y políticas que aseguren que los servicios cumplen con los requisitos del negocio.</text:span></text:p>
        </text:list-item>
        <text:list-item>
          <text:p text:style-name="P6"><text:span text:style-name="Strong_20_Emphasis"><text:span text:style-name="T19">Transición del Servicio</text:span></text:span><text:span text:style-name="T19">: Gestiona la implementación de nuevos servicios o cambios en los existentes, asegurando una transición suave y controlada.</text:span></text:p>
        </text:list-item>
        <text:list-item>
          <text:p text:style-name="P6"><text:span text:style-name="Strong_20_Emphasis"><text:span text:style-name="T19">Operación del Servicio</text:span></text:span><text:span text:style-name="T19">: Se ocupa de la gestión diaria de los servicios, garantizando que se entreguen de manera eficiente y efectiva.</text:span></text:p>
        </text:list-item>
        <text:list-item>
          <text:p text:style-name="P6"><text:span text:style-name="Strong_20_Emphasis"><text:span text:style-name="T19">Mejora Continua del Servicio</text:span></text:span><text:span text:style-name="T19">: Busca constantemente mejorar la calidad de los servicios y procesos mediante análisis y ajustes continuos.</text:span></text:p>
        </text:list-item>
      </text:list>
      <text:p text:style-name="P2"><text:span text:style-name="T9"/></text:p>
      <text:p text:style-name="P13"><text:span text:style-name="Strong_20_Emphasis"><text:span text:style-name="T16">Gestión del Servicio</text:span></text:span><text:span text:style-name="T17">: Se centra en la entrega y soporte de los servicios de TI para cumplir con las necesidades del negocio.</text:span></text:p>
      <text:list text:style-name="L2">
        <text:list-item>
          <text:p text:style-name="P8"><text:span text:style-name="Strong_20_Emphasis"><text:span text:style-name="T19">Gestión de la Estrategia del Servicio</text:span></text:span><text:span text:style-name="T19">: Define la estrategia general para gestionar los servicios y asegurar que aporten valor.</text:span></text:p>
        </text:list-item>
        <text:list-item>
          <text:p text:style-name="P8"><text:span text:style-name="Strong_20_Emphasis"><text:span text:style-name="T19">Gestión del Diseño del Servicio</text:span></text:span><text:span text:style-name="T19">: Diseña nuevos servicios y cambios en los existentes para que sean efectivos y eficientes.</text:span></text:p>
        </text:list-item>
        <text:list-item>
          <text:p text:style-name="P8"><text:span text:style-name="Strong_20_Emphasis"><text:span text:style-name="T19">Gestión de la Transición del Servicio</text:span></text:span><text:span text:style-name="T19">: Gestiona la implementación de nuevos servicios o cambios, asegurando una transición sin problemas.</text:span></text:p>
        </text:list-item>
        <text:list-item>
          <text:p text:style-name="P8"><text:span text:style-name="Strong_20_Emphasis"><text:span text:style-name="T19">Gestión de la Operación del Servicio</text:span></text:span><text:span text:style-name="T19">: Se ocupa de la entrega diaria de los servicios y la gestión de incidentes y problemas.</text:span></text:p>
        </text:list-item>
        <text:list-item>
          <text:p text:style-name="P8"><text:span text:style-name="Strong_20_Emphasis"><text:span text:style-name="T19">Gestión de la Mejora Continua del Servicio</text:span></text:span><text:span text:style-name="T19">: Busca mejorar continuamente la calidad y eficiencia de los servicios.</text:span></text:p>
        </text:list-item>
        <text:list-item>
          <text:p text:style-name="P8"><text:soft-page-break/><text:span text:style-name="Strong_20_Emphasis"><text:span text:style-name="T19">Gestión de la Información y la Tecnología</text:span></text:span><text:span text:style-name="T19">: Abarca la gestión de la información, datos y tecnologías que soportan los servicios.</text:span></text:p>
        </text:list-item>
      </text:list>
      <text:p text:style-name="P14"><text:span text:style-name="Strong_20_Emphasis"><text:span text:style-name="T18">Principios básicos:</text:span></text:span></text:p>
      <text:p text:style-name="P13"><text:span text:style-name="Strong_20_Emphasis"><text:span text:style-name="T16">Enfocarse en el valor</text:span></text:span><text:span text:style-name="T17">: Todo lo que hagas debe centrarse en entregar valor a los clientes y usuarios.</text:span></text:p>
      <text:list text:style-name="L3">
        <text:list-item>
          <text:p text:style-name="P9"><text:span text:style-name="Strong_20_Emphasis"><text:span text:style-name="T19">Comenzar donde estás</text:span></text:span><text:span text:style-name="T19">: Aprovecha lo que ya tienes y mejora desde allí, en lugar de empezar desde cero.</text:span></text:p>
        </text:list-item>
        <text:list-item>
          <text:p text:style-name="P9"><text:span text:style-name="Strong_20_Emphasis"><text:span text:style-name="T19">Progresar iterativamente con retroalimentación</text:span></text:span><text:span text:style-name="T19">: Avanza paso a paso, aprendiendo y ajustando en el camino con la retroalimentación.</text:span></text:p>
        </text:list-item>
        <text:list-item>
          <text:p text:style-name="P9"><text:span text:style-name="Strong_20_Emphasis"><text:span text:style-name="T19">Colaborar y promover la visibilidad</text:span></text:span><text:span text:style-name="T19">: Trabaja en equipo y comparte información para tomar mejores decisiones.</text:span></text:p>
        </text:list-item>
        <text:list-item>
          <text:p text:style-name="P9"><text:span text:style-name="Strong_20_Emphasis"><text:span text:style-name="T19">Pensar y trabajar de manera holística</text:span></text:span><text:span text:style-name="T19">: Considera todos los aspectos y componentes del sistema para lograr resultados efectivos.</text:span></text:p>
        </text:list-item>
        <text:list-item>
          <text:p text:style-name="P9"><text:span text:style-name="Strong_20_Emphasis"><text:span text:style-name="T19">Mantenerlo simple y práctico</text:span></text:span><text:span text:style-name="T19">: Simplifica procesos y evita complicaciones innecesarias.</text:span></text:p>
        </text:list-item>
        <text:list-item>
          <text:p text:style-name="P10"><text:span text:style-name="Strong_20_Emphasis"><text:span text:style-name="T19">Optimizar y automatizar</text:span></text:span><text:span text:style-name="T19">: Busca mejorar la eficiencia mediante la optimización y el uso de la automatización cuando sea posible.</text:span></text:p>
        </text:list-item>
      </text:list>
      <text:p text:style-name="P2"><text:span text:style-name="T9"/></text:p>
      <text:p text:style-name="P13"><text:span text:style-name="Strong_20_Emphasis"><text:span text:style-name="T16">Planificar</text:span></text:span><text:span text:style-name="T17">: Pensar en qué necesitas hacer y cómo hacerlo para que los servicios apoyen a tu negocio.</text:span></text:p>
      <text:list text:style-name="L4">
        <text:list-item>
          <text:p text:style-name="P11"><text:span text:style-name="Strong_20_Emphasis"><text:span text:style-name="T19">Mejorar</text:span></text:span><text:span text:style-name="T19">: Buscar siempre maneras de hacer las cosas mejor y más eficientemente.</text:span></text:p>
        </text:list-item>
        <text:list-item>
          <text:p text:style-name="P11"><text:span text:style-name="Strong_20_Emphasis"><text:span text:style-name="T19">Enganchar</text:span></text:span><text:span text:style-name="T19">: Hablar con los clientes y usuarios para entender qué quieren y necesitan.</text:span></text:p>
        </text:list-item>
        <text:list-item>
          <text:p text:style-name="P11"><text:span text:style-name="Strong_20_Emphasis"><text:span text:style-name="T19">Diseñar y Transicionar</text:span></text:span><text:span text:style-name="T19">: Crear y preparar los servicios para que estén listos para usarse.</text:span></text:p>
        </text:list-item>
        <text:list-item>
          <text:p text:style-name="P11"><text:span text:style-name="Strong_20_Emphasis"><text:span text:style-name="T19">Obtener/Construir</text:span></text:span><text:span text:style-name="T19">: Fabricar o conseguir lo que necesitas para ofrecer los servicios.</text:span></text:p>
        </text:list-item>
        <text:list-item>
          <text:p text:style-name="P11"><text:span text:style-name="Strong_20_Emphasis"><text:span text:style-name="T19">Entregar y Soportar</text:span></text:span><text:span text:style-name="T19">: Poner los servicios a disposición de los usuarios y ayudarlos a usarlos bien.</text:span></text:p>
        </text:list-item>
      </text:list>
      <text:p text:style-name="P13"><text:span text:style-name="Strong_20_Emphasis"><text:span text:style-name="T16">Planificar</text:span></text:span></text:p>
      <text:list text:style-name="L5">
        <text:list-item>
          <text:list>
            <text:list-item>
              <text:p text:style-name="P15">La empresa decide implementar un nuevo sistema de atención al cliente para mejorar la satisfacción. En esta etapa, planifican los recursos necesarios y los pasos para su implementación.</text:p>
            </text:list-item>
          </text:list>
        </text:list-item>
        <text:list-item>
          <text:p text:style-name="P12"><text:span text:style-name="Strong_20_Emphasis"><text:span text:style-name="T19">Mejorar</text:span></text:span></text:p>
          <text:list>
            <text:list-item>
              <text:p text:style-name="P15">Después de unos meses, revisan el sistema y descubren que puede responder más rápido a las consultas. Realizan cambios para aumentar su eficiencia y calidad.</text:p>
            </text:list-item>
          </text:list>
        </text:list-item>
        <text:list-item>
          <text:p text:style-name="P12"><text:soft-page-break/><text:span text:style-name="Strong_20_Emphasis"><text:span text:style-name="T19">Enganchar</text:span></text:span></text:p>
          <text:list>
            <text:list-item>
              <text:p text:style-name="P15">La organización realiza encuestas y conversaciones con los clientes para entender sus necesidades y preferencias, ajustando sus servicios en consecuencia.</text:p>
            </text:list-item>
          </text:list>
        </text:list-item>
        <text:list-item>
          <text:p text:style-name="P12"><text:span text:style-name="Strong_20_Emphasis"><text:span text:style-name="T19">Diseñar y Transicionar</text:span></text:span></text:p>
          <text:list>
            <text:list-item>
              <text:p text:style-name="P15">Crean, prueban y preparan el nuevo sistema para que los empleados puedan usarlo sin problemas, asegurándose de que esté listo para su lanzamiento.</text:p>
            </text:list-item>
          </text:list>
        </text:list-item>
        <text:list-item>
          <text:p text:style-name="P12"><text:span text:style-name="Strong_20_Emphasis"><text:span text:style-name="T19">Obtener/Construir</text:span></text:span></text:p>
          <text:list>
            <text:list-item>
              <text:p text:style-name="P15">La empresa compra o desarrolla el software y los componentes necesarios para el sistema de atención al cliente.</text:p>
            </text:list-item>
          </text:list>
        </text:list-item>
        <text:list-item>
          <text:p text:style-name="P12"><text:span text:style-name="Strong_20_Emphasis"><text:span text:style-name="T19">Entregar y Soportar</text:span></text:span></text:p>
          <text:list>
            <text:list-item>
              <text:p text:style-name="P16">Finalmente, ponen en marcha el sistema y ofrecen soporte a empleados y clientes, ayudándolos a resolver problemas y asegurando un uso correcto.</text:p>
            </text:list-item>
          </text:list>
        </text:list-item>
      </text:list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03T15:55:00</meta:creation-date>
    <dc:title>Norma UNE-EN ISO-IEC 270012 MINTUR</dc:title>
    <meta:initial-creator>MINTUR</meta:initial-creator>
    <dc:subject>Norma UNE-EN ISO-IEC 270012 MINTUR</dc:subject>
    <meta:keyword>Norma</meta:keyword>
    <meta:keyword>UNE-EN</meta:keyword>
    <meta:keyword>ISO-IEC</meta:keyword>
    <meta:keyword>270012</meta:keyword>
    <meta:keyword>MINTUR</meta:keyword>
    <dc:date>2025-05-19T20:46:13.907000000</dc:date>
    <meta:editing-duration>PT34M5S</meta:editing-duration>
    <meta:editing-cycles>5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92" meta:word-count="1054" meta:character-count="10682" meta:non-whitespace-character-count="9699"/>
  </office:meta>
</office:document-meta>
</file>